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5.55in" svg:y="0.0394in">
            <draw:object draw:notify-on-update-of-ranges="Sheet1.E1:Sheet1.E1 Sheet1.E2:Sheet1.E10 Sheet1.F1:Sheet1.F1 Sheet1.F2:Sheet1.F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4"/>
          <table:table-cell office:value-type="string" calcext:value-type="string">
            <text:p>Frequency</text:p>
          </table:table-cell>
          <table:table-cell office:value-type="string" calcext:value-type="string">
            <text:p>Number of hit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F2]*[.E2]" office:value-type="float" office:value="0" calcext:value-type="float">
            <text:p>0</text:p>
          </table:table-cell>
          <table:table-cell/>
          <table:table-cell table:formula="of:=SUM([.I2:.I11])" office:value-type="float" office:value="268" calcext:value-type="float">
            <text:p>268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[.F3]*[.E3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F4]*[.E4]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F5]*[.E5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[.F6]*[.E6]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F7]*[.E7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F8]*[.E8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F9]*[.E9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F10]*[.E10]" office:value-type="float" office:value="8" calcext:value-type="float">
            <text:p>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ie </meta:initial-creator>
    <meta:creation-date>2017-03-10T17:48:15.844409553</meta:creation-date>
    <dc:date>2017-03-10T17:59:14.870335923</dc:date>
    <dc:creator>Jamie </dc:creator>
    <meta:editing-duration>P0D</meta:editing-duration>
    <meta:editing-cycles>1</meta:editing-cycles>
    <meta:document-statistic meta:table-count="1" meta:cell-count="30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43cm" svg:y="0.316cm" chart:style-name="ch2">
          <text:p>March madness square frequency</text:p>
        </chart:title>
        <chart:legend chart:legend-position="end" svg:x="12.996cm" svg:y="4.201cm" style:legend-expansion="high" chart:style-name="ch3"/>
        <chart:plot-area chart:style-name="ch4" table:cell-range-address="Sheet1.E1:Sheet1.F10" chart:data-source-has-labels="row" svg:x="1.331cm" svg:y="1.301cm" svg:width="11.345cm" svg:height="6.538cm">
          <chartooo:coordinate-region svg:x="1.952cm" svg:y="1.5cm" svg:width="10.63cm" svg:height="5.692cm"/>
          <chart:axis chart:dimension="x" chart:name="primary-x" chart:style-name="ch5">
            <chart:title svg:x="3.863cm" svg:y="8.019cm" chart:style-name="ch6">
              <text:p>Number of hits for a square over 4 seasons</text:p>
            </chart:title>
          </chart:axis>
          <chart:axis chart:dimension="y" chart:name="primary-y" chart:style-name="ch5">
            <chart:title svg:x="0.451cm" svg:y="7.352cm" chart:style-name="ch7">
              <text:p>Number of squares with this many hits</text:p>
            </chart:title>
            <chart:grid chart:style-name="ch8" chart:class="major"/>
          </chart:axis>
          <chart:series chart:style-name="ch9" chart:values-cell-range-address="Sheet1.F2:Sheet1.F10" chart:label-cell-address="Sheet1.F1:Sheet1.F1" chart:class="chart:scatter">
            <chart:domain table:cell-range-address="Sheet1.E2:Sheet1.E10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Number of hits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2:Sheet1.E10</svg:desc>
                </draw:g>
              </table:table-cell>
              <table:table-cell office:value-type="float" office:value="6">
                <text:p>6</text:p>
                <draw:g>
                  <svg:desc>Sheet1.F2:Sheet1.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